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0cbb4d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paragraph-rsid="005a3ac8"/>
    </style:style>
    <style:style style:name="P4" style:family="paragraph" style:parent-style-name="Text_20_body">
      <style:paragraph-properties fo:text-align="justify" style:justify-single-word="false"/>
      <style:text-properties officeooo:rsid="0013408b" officeooo:paragraph-rsid="0013408b"/>
    </style:style>
    <style:style style:name="P5" style:family="paragraph" style:parent-style-name="Text_20_body">
      <style:paragraph-properties fo:text-align="justify" style:justify-single-word="false"/>
      <style:text-properties officeooo:rsid="001ddc4c" officeooo:paragraph-rsid="001ddc4c"/>
    </style:style>
    <style:style style:name="P6" style:family="paragraph" style:parent-style-name="Text_20_body">
      <style:paragraph-properties fo:text-align="justify" style:justify-single-word="false"/>
      <style:text-properties officeooo:rsid="002e9326" officeooo:paragraph-rsid="002e9326"/>
    </style:style>
    <style:style style:name="P7" style:family="paragraph" style:parent-style-name="Heading_20_1">
      <style:paragraph-properties fo:text-align="justify" style:justify-single-word="false"/>
    </style:style>
    <style:style style:name="P8" style:family="paragraph" style:parent-style-name="Heading_20_2">
      <style:paragraph-properties fo:text-align="justify" style:justify-single-word="false"/>
    </style:style>
    <style:style style:name="P9" style:family="paragraph" style:parent-style-name="Heading_20_3">
      <style:paragraph-properties fo:text-align="justify" style:justify-single-word="false"/>
    </style:style>
    <style:style style:name="P10" style:family="paragraph" style:parent-style-name="Heading_20_3">
      <style:paragraph-properties fo:text-align="justify" style:justify-single-word="false"/>
      <style:text-properties officeooo:rsid="0066b36b" officeooo:paragraph-rsid="0066b36b"/>
    </style:style>
    <style:style style:name="P11" style:family="paragraph" style:parent-style-name="Heading_20_4">
      <style:paragraph-properties fo:text-align="justify" style:justify-single-word="false"/>
      <style:text-properties fo:font-style="normal" style:font-style-asian="normal" style:font-style-complex="normal"/>
    </style:style>
    <style:style style:name="P12" style:family="paragraph" style:parent-style-name="Heading_20_4">
      <style:paragraph-properties fo:text-align="justify" style:justify-single-word="false"/>
      <style:text-properties fo:font-style="normal" officeooo:paragraph-rsid="00612981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officeooo:rsid="0076f2d4" officeooo:paragraph-rsid="0076f2d4"/>
    </style:style>
    <style:style style:name="P14" style:family="paragraph" style:parent-style-name="Text_20_body" style:list-style-name="L1">
      <style:paragraph-properties fo:text-align="justify" style:justify-single-word="false"/>
      <style:text-properties officeooo:rsid="000cbb4d" officeooo:paragraph-rsid="000cbb4d"/>
    </style:style>
    <style:style style:name="P15" style:family="paragraph" style:parent-style-name="Text_20_body" style:list-style-name="L1">
      <style:paragraph-properties fo:text-align="justify" style:justify-single-word="false"/>
      <style:text-properties officeooo:rsid="000f6379" officeooo:paragraph-rsid="000f6379"/>
    </style:style>
    <style:style style:name="P16" style:family="paragraph" style:parent-style-name="Text_20_body" style:list-style-name="L2">
      <style:paragraph-properties fo:text-align="justify" style:justify-single-word="false"/>
      <style:text-properties officeooo:rsid="001eb435" officeooo:paragraph-rsid="001eb435"/>
    </style:style>
    <style:style style:name="P17" style:family="paragraph" style:parent-style-name="Text_20_body" style:list-style-name="L2">
      <style:paragraph-properties fo:text-align="justify" style:justify-single-word="false"/>
      <style:text-properties officeooo:rsid="001ecf00" officeooo:paragraph-rsid="001ecf00"/>
    </style:style>
    <style:style style:name="P18" style:family="paragraph" style:parent-style-name="Text_20_body" style:list-style-name="L3">
      <style:paragraph-properties fo:text-align="justify" style:justify-single-word="false"/>
      <style:text-properties officeooo:rsid="00303887" officeooo:paragraph-rsid="00607139"/>
    </style:style>
    <style:style style:name="P19" style:family="paragraph" style:parent-style-name="Text_20_body" style:list-style-name="L3">
      <style:paragraph-properties fo:text-align="justify" style:justify-single-word="false"/>
      <style:text-properties officeooo:rsid="0033bf75" officeooo:paragraph-rsid="00607139"/>
    </style:style>
    <style:style style:name="P20" style:family="paragraph" style:parent-style-name="Text_20_body" style:list-style-name="L4">
      <style:paragraph-properties fo:text-align="justify" style:justify-single-word="false"/>
      <style:text-properties officeooo:rsid="00449852" officeooo:paragraph-rsid="00449852"/>
    </style:style>
    <style:style style:name="P21" style:family="paragraph" style:parent-style-name="Text_20_body" style:list-style-name="L4">
      <style:paragraph-properties fo:text-align="justify" style:justify-single-word="false"/>
      <style:text-properties officeooo:rsid="0048fde1" officeooo:paragraph-rsid="0048fde1"/>
    </style:style>
    <style:style style:name="P22" style:family="paragraph" style:parent-style-name="Text_20_body" style:list-style-name="L4">
      <style:paragraph-properties fo:text-align="justify" style:justify-single-word="false"/>
      <style:text-properties officeooo:rsid="00502852" officeooo:paragraph-rsid="00502852"/>
    </style:style>
    <style:style style:name="P23" style:family="paragraph" style:parent-style-name="Text_20_body" style:list-style-name="L4">
      <style:paragraph-properties fo:text-align="justify" style:justify-single-word="false"/>
      <style:text-properties officeooo:rsid="00553442" officeooo:paragraph-rsid="00553442"/>
    </style:style>
    <style:style style:name="P24" style:family="paragraph" style:parent-style-name="Text_20_body">
      <style:paragraph-properties fo:text-align="justify" style:justify-single-word="false"/>
      <style:text-properties officeooo:paragraph-rsid="0066b36b"/>
    </style:style>
    <style:style style:name="P25" style:family="paragraph" style:parent-style-name="Text_20_body">
      <style:paragraph-properties fo:text-align="justify" style:justify-single-word="false"/>
      <style:text-properties officeooo:paragraph-rsid="009149c8"/>
    </style:style>
    <style:style style:name="P26" style:family="paragraph" style:parent-style-name="Text_20_body">
      <style:paragraph-properties fo:text-align="justify" style:justify-single-word="false"/>
    </style:style>
    <style:style style:name="P27" style:family="paragraph" style:parent-style-name="Text_20_body" style:list-style-name="L5">
      <style:paragraph-properties fo:text-align="justify" style:justify-single-word="false"/>
      <style:text-properties officeooo:rsid="008343d8" officeooo:paragraph-rsid="008343d8"/>
    </style:style>
    <style:style style:name="P28" style:family="paragraph" style:parent-style-name="Text_20_body" style:list-style-name="L5">
      <style:paragraph-properties fo:text-align="justify" style:justify-single-word="false"/>
      <style:text-properties officeooo:rsid="00882e6f" officeooo:paragraph-rsid="00882e6f"/>
    </style:style>
    <style:style style:name="P29" style:family="paragraph" style:parent-style-name="Text_20_body" style:list-style-name="L6">
      <style:paragraph-properties fo:text-align="justify" style:justify-single-word="false"/>
      <style:text-properties officeooo:rsid="0094d96a" officeooo:paragraph-rsid="0094d96a"/>
    </style:style>
    <style:style style:name="P30" style:family="paragraph" style:parent-style-name="Text_20_body" style:list-style-name="L6">
      <style:paragraph-properties fo:text-align="justify" style:justify-single-word="false"/>
      <style:text-properties officeooo:rsid="009514e5" officeooo:paragraph-rsid="00a3f682"/>
    </style:style>
    <style:style style:name="P31" style:family="paragraph" style:parent-style-name="Text_20_body" style:list-style-name="L6">
      <style:paragraph-properties fo:text-align="justify" style:justify-single-word="false"/>
      <style:text-properties officeooo:rsid="009514e5" officeooo:paragraph-rsid="009514e5"/>
    </style:style>
    <style:style style:name="P32" style:family="paragraph" style:parent-style-name="Text_20_body" style:list-style-name="L6">
      <style:paragraph-properties fo:text-align="justify" style:justify-single-word="false"/>
      <style:text-properties officeooo:rsid="00ae205d" officeooo:paragraph-rsid="00ae205d"/>
    </style:style>
    <style:style style:name="T1" style:family="text">
      <style:text-properties officeooo:rsid="00097310"/>
    </style:style>
    <style:style style:name="T2" style:family="text">
      <style:text-properties officeooo:rsid="000b6497"/>
    </style:style>
    <style:style style:name="T3" style:family="text">
      <style:text-properties officeooo:rsid="000c46fe"/>
    </style:style>
    <style:style style:name="T4" style:family="text">
      <style:text-properties officeooo:rsid="000d596d"/>
    </style:style>
    <style:style style:name="T5" style:family="text">
      <style:text-properties officeooo:rsid="000e5a4d"/>
    </style:style>
    <style:style style:name="T6" style:family="text">
      <style:text-properties officeooo:rsid="000f6379"/>
    </style:style>
    <style:style style:name="T7" style:family="text">
      <style:text-properties officeooo:rsid="001145d4"/>
    </style:style>
    <style:style style:name="T8" style:family="text">
      <style:text-properties officeooo:rsid="001318cf"/>
    </style:style>
    <style:style style:name="T9" style:family="text">
      <style:text-properties officeooo:rsid="0013ef27"/>
    </style:style>
    <style:style style:name="T10" style:family="text">
      <style:text-properties officeooo:rsid="0014d53d"/>
    </style:style>
    <style:style style:name="T11" style:family="text">
      <style:text-properties officeooo:rsid="001596cb"/>
    </style:style>
    <style:style style:name="T12" style:family="text">
      <style:text-properties officeooo:rsid="00172e35"/>
    </style:style>
    <style:style style:name="T13" style:family="text">
      <style:text-properties officeooo:rsid="0018314f"/>
    </style:style>
    <style:style style:name="T14" style:family="text">
      <style:text-properties officeooo:rsid="001a11ee"/>
    </style:style>
    <style:style style:name="T15" style:family="text">
      <style:text-properties officeooo:rsid="001be44f"/>
    </style:style>
    <style:style style:name="T16" style:family="text">
      <style:text-properties officeooo:rsid="001eb435"/>
    </style:style>
    <style:style style:name="T17" style:family="text">
      <style:text-properties officeooo:rsid="001f148e"/>
    </style:style>
    <style:style style:name="T18" style:family="text">
      <style:text-properties officeooo:rsid="0020486e"/>
    </style:style>
    <style:style style:name="T19" style:family="text">
      <style:text-properties officeooo:rsid="00215d69"/>
    </style:style>
    <style:style style:name="T20" style:family="text">
      <style:text-properties officeooo:rsid="0021a516"/>
    </style:style>
    <style:style style:name="T21" style:family="text">
      <style:text-properties officeooo:rsid="002624ef"/>
    </style:style>
    <style:style style:name="T22" style:family="text">
      <style:text-properties officeooo:rsid="00295a8f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807c7" style:font-weight-asian="bold" style:font-weight-complex="bold"/>
    </style:style>
    <style:style style:name="T25" style:family="text">
      <style:text-properties fo:font-weight="bold" officeooo:rsid="0079b53b" style:font-weight-asian="bold" style:font-weight-complex="bold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31b123" style:font-style-asian="normal" style:font-style-complex="normal"/>
    </style:style>
    <style:style style:name="T28" style:family="text">
      <style:text-properties fo:font-style="normal" officeooo:rsid="0034e95f" style:font-style-asian="normal" style:font-style-complex="normal"/>
    </style:style>
    <style:style style:name="T29" style:family="text">
      <style:text-properties fo:font-style="normal" officeooo:rsid="0038f20a" style:font-style-asian="normal" style:font-style-complex="normal"/>
    </style:style>
    <style:style style:name="T30" style:family="text">
      <style:text-properties fo:font-style="normal" officeooo:rsid="003a4e21" style:font-style-asian="normal" style:font-style-complex="normal"/>
    </style:style>
    <style:style style:name="T31" style:family="text">
      <style:text-properties fo:font-style="normal" officeooo:rsid="003b621d" style:font-style-asian="normal" style:font-style-complex="normal"/>
    </style:style>
    <style:style style:name="T32" style:family="text">
      <style:text-properties fo:font-style="normal" officeooo:rsid="003ca7ab" style:font-style-asian="normal" style:font-style-complex="normal"/>
    </style:style>
    <style:style style:name="T33" style:family="text">
      <style:text-properties fo:font-style="normal" officeooo:rsid="003e6a4a" style:font-style-asian="normal" style:font-style-complex="normal"/>
    </style:style>
    <style:style style:name="T34" style:family="text">
      <style:text-properties fo:font-style="normal" officeooo:rsid="003fd2e1" style:font-style-asian="normal" style:font-style-complex="normal"/>
    </style:style>
    <style:style style:name="T35" style:family="text">
      <style:text-properties fo:font-style="normal" officeooo:rsid="00404d50" style:font-style-asian="normal" style:font-style-complex="normal"/>
    </style:style>
    <style:style style:name="T36" style:family="text">
      <style:text-properties fo:font-style="normal" officeooo:rsid="0041dc63" style:font-style-asian="normal" style:font-style-complex="normal"/>
    </style:style>
    <style:style style:name="T37" style:family="text">
      <style:text-properties fo:font-style="normal" officeooo:rsid="00449852" style:font-style-asian="normal" style:font-style-complex="normal"/>
    </style:style>
    <style:style style:name="T38" style:family="text">
      <style:text-properties fo:font-style="normal" officeooo:rsid="0046ae36" style:font-style-asian="normal" style:font-style-complex="normal"/>
    </style:style>
    <style:style style:name="T39" style:family="text">
      <style:text-properties fo:font-style="normal" officeooo:rsid="00474245" style:font-style-asian="normal" style:font-style-complex="normal"/>
    </style:style>
    <style:style style:name="T40" style:family="text">
      <style:text-properties fo:font-style="normal" officeooo:rsid="0048fde1" style:font-style-asian="normal" style:font-style-complex="normal"/>
    </style:style>
    <style:style style:name="T41" style:family="text">
      <style:text-properties fo:font-style="normal" officeooo:rsid="004aa3f1" style:font-style-asian="normal" style:font-style-complex="normal"/>
    </style:style>
    <style:style style:name="T42" style:family="text">
      <style:text-properties fo:font-style="normal" officeooo:rsid="004ceac8" style:font-style-asian="normal" style:font-style-complex="normal"/>
    </style:style>
    <style:style style:name="T43" style:family="text">
      <style:text-properties fo:font-style="normal" officeooo:rsid="004f80f3" style:font-style-asian="normal" style:font-style-complex="normal"/>
    </style:style>
    <style:style style:name="T44" style:family="text">
      <style:text-properties fo:font-style="normal" officeooo:rsid="0051afdb" style:font-style-asian="normal" style:font-style-complex="normal"/>
    </style:style>
    <style:style style:name="T45" style:family="text">
      <style:text-properties fo:font-style="normal" officeooo:rsid="005204fa" style:font-style-asian="normal" style:font-style-complex="normal"/>
    </style:style>
    <style:style style:name="T46" style:family="text">
      <style:text-properties fo:font-style="normal" officeooo:rsid="00573294" style:font-style-asian="normal" style:font-style-complex="normal"/>
    </style:style>
    <style:style style:name="T47" style:family="text">
      <style:text-properties fo:font-style="normal" officeooo:rsid="0057f36c" style:font-style-asian="normal" style:font-style-complex="normal"/>
    </style:style>
    <style:style style:name="T48" style:family="text">
      <style:text-properties fo:font-style="normal" officeooo:rsid="005c104b" style:font-style-asian="normal" style:font-style-complex="normal"/>
    </style:style>
    <style:style style:name="T49" style:family="text">
      <style:text-properties fo:font-style="normal" officeooo:rsid="005d2c88" style:font-style-asian="normal" style:font-style-complex="normal"/>
    </style:style>
    <style:style style:name="T50" style:family="text">
      <style:text-properties fo:font-style="normal" officeooo:rsid="0061d9be" style:font-style-asian="normal" style:font-style-complex="normal"/>
    </style:style>
    <style:style style:name="T51" style:family="text">
      <style:text-properties fo:font-style="normal" officeooo:rsid="0062399c" style:font-style-asian="normal" style:font-style-complex="normal"/>
    </style:style>
    <style:style style:name="T52" style:family="text">
      <style:text-properties fo:font-style="normal" officeooo:rsid="0062e4e0" style:font-style-asian="normal" style:font-style-complex="normal"/>
    </style:style>
    <style:style style:name="T53" style:family="text">
      <style:text-properties fo:font-style="normal" officeooo:rsid="00631d5a" style:font-style-asian="normal" style:font-style-complex="normal"/>
    </style:style>
    <style:style style:name="T54" style:family="text">
      <style:text-properties fo:font-style="normal" officeooo:rsid="0064bf45" style:font-style-asian="normal" style:font-style-complex="normal"/>
    </style:style>
    <style:style style:name="T55" style:family="text">
      <style:text-properties officeooo:rsid="006835ab"/>
    </style:style>
    <style:style style:name="T56" style:family="text">
      <style:text-properties officeooo:rsid="0078d900"/>
    </style:style>
    <style:style style:name="T57" style:family="text">
      <style:text-properties officeooo:rsid="0079b53b"/>
    </style:style>
    <style:style style:name="T58" style:family="text">
      <style:text-properties officeooo:rsid="007fe2cb"/>
    </style:style>
    <style:style style:name="T59" style:family="text">
      <style:text-properties officeooo:rsid="008343d8"/>
    </style:style>
    <style:style style:name="T60" style:family="text">
      <style:text-properties officeooo:rsid="0084a07e"/>
    </style:style>
    <style:style style:name="T61" style:family="text">
      <style:text-properties officeooo:rsid="00882e6f"/>
    </style:style>
    <style:style style:name="T62" style:family="text">
      <style:text-properties officeooo:rsid="00898c51"/>
    </style:style>
    <style:style style:name="T63" style:family="text">
      <style:text-properties officeooo:rsid="008f23b4"/>
    </style:style>
    <style:style style:name="T64" style:family="text">
      <style:text-properties officeooo:rsid="00901acd"/>
    </style:style>
    <style:style style:name="T65" style:family="text">
      <style:text-properties officeooo:rsid="00910654"/>
    </style:style>
    <style:style style:name="T66" style:family="text">
      <style:text-properties officeooo:rsid="009149c8"/>
    </style:style>
    <style:style style:name="T67" style:family="text">
      <style:text-properties officeooo:rsid="0094d96a"/>
    </style:style>
    <style:style style:name="T68" style:family="text">
      <style:text-properties officeooo:rsid="00955f80"/>
    </style:style>
    <style:style style:name="T69" style:family="text">
      <style:text-properties officeooo:rsid="0095b400"/>
    </style:style>
    <style:style style:name="T70" style:family="text">
      <style:text-properties officeooo:rsid="009a0c1c"/>
    </style:style>
    <style:style style:name="T71" style:family="text">
      <style:text-properties officeooo:rsid="009c7799"/>
    </style:style>
    <style:style style:name="T72" style:family="text">
      <style:text-properties officeooo:rsid="009dd33b"/>
    </style:style>
    <style:style style:name="T73" style:family="text">
      <style:text-properties officeooo:rsid="00a259e2"/>
    </style:style>
    <style:style style:name="T74" style:family="text">
      <style:text-properties officeooo:rsid="00a678e8"/>
    </style:style>
    <style:style style:name="T75" style:family="text">
      <style:text-properties officeooo:rsid="00a7f687"/>
    </style:style>
    <style:style style:name="T76" style:family="text">
      <style:text-properties officeooo:rsid="00a8f8cd"/>
    </style:style>
    <style:style style:name="T77" style:family="text">
      <style:text-properties officeooo:rsid="00aa3c16"/>
    </style:style>
    <style:style style:name="T78" style:family="text">
      <style:text-properties officeooo:rsid="00aebed3"/>
    </style:style>
    <style:style style:name="T79" style:family="text">
      <style:text-properties officeooo:rsid="00b04da5"/>
    </style:style>
    <style:style style:name="T80" style:family="text">
      <style:text-properties officeooo:rsid="00b1833d"/>
    </style:style>
    <style:style style:name="T81" style:family="text">
      <style:text-properties officeooo:rsid="00b3e879"/>
    </style:style>
    <style:style style:name="T82" style:family="text">
      <style:text-properties officeooo:rsid="00b6a100"/>
    </style:style>
    <style:style style:name="T83" style:family="text">
      <style:text-properties officeooo:rsid="00b8246c"/>
    </style:style>
    <style:style style:name="T84" style:family="text">
      <style:text-properties officeooo:rsid="00bee7eb"/>
    </style:style>
    <style:style style:name="T85" style:family="text">
      <style:text-properties officeooo:rsid="00c08779"/>
    </style:style>
    <style:style style:name="T86" style:family="text">
      <style:text-properties officeooo:rsid="00c3c45e"/>
    </style:style>
    <style:style style:name="T87" style:family="text">
      <style:text-properties officeooo:rsid="00c537cf"/>
    </style:style>
    <style:style style:name="T88" style:family="text">
      <style:text-properties officeooo:rsid="00c67ec4"/>
    </style:style>
    <style:style style:name="T89" style:family="text">
      <style:text-properties officeooo:rsid="00ca4db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Arq<text:span text:style-name="T3">uitetura</text:span> de software</text:h>
      <text:p text:style-name="P1"><text:span text:style-name="T1">A arquitetura de software </text:span><text:span text:style-name="T2">para além dos requisitos funcionais </text:span><text:span text:style-name="T1">trata dos requisitos de sistema:</text:span></text:p>
      <text:list text:style-name="L1">
        <text:list-item>
          <text:p text:style-name="P14">Performance: O sistema deve responder uma request em até 5 s</text:p>
        </text:list-item>
        <text:list-item>
          <text:p text:style-name="P14">Escalabilidade: O sistema deve suporta 1mi de usuários simultânea mente</text:p>
        </text:list-item>
        <text:list-item>
          <text:p text:style-name="P14">Reliability: O sistema é resistente e falhas e tem alta disponibilidade</text:p>
        </text:list-item>
        <text:list-item>
          <text:p text:style-name="P14">Segurança: Como transportar e guardar dados, como autenticar e autorizar um usuário <text:span text:style-name="T4">e como garantir que o sistema é seguro contra ameaças externas</text:span></text:p>
        </text:list-item>
        <text:list-item>
          <text:p text:style-name="P14">Deployment: <text:span text:style-name="T5">Sistemas com escalabilidade, segurança, etc não são tão simples de fazer deploy </text:span><text:span text:style-name="T6">pois tem muitos componentes que requerem coordenação</text:span></text:p>
        </text:list-item>
        <text:list-item>
          <text:p text:style-name="P15">Stack: Uma das coisas mais importantes, definir qual será a tecnologia usada em cada componente <text:span text:style-name="T7">basead</text:span><text:span text:style-name="T8">o em todos os</text:span><text:span text:style-name="T7"> requisitos de sistema</text:span></text:p>
        </text:list-item>
      </text:list>
      <text:h text:style-name="P8" text:outline-level="2">Performance</text:h>
      <text:p text:style-name="P4">É a medida de quão rápido <text:span text:style-name="T11">o processamento de </text:span>um sistema é sob uma carga de trabalho x <text:span text:style-name="T9">(requests por segundo, </text:span><text:span text:style-name="T10">quantidade de dados solicitadas, </text:span><text:span text:style-name="T9">etc)</text:span> em um hardware y. <text:span text:style-name="T11">A ideia é que conforme a carga de trabalho aumente exista uma queda de performance </text:span><text:span text:style-name="T13">estável</text:span><text:span text:style-name="T11"> </text:span><text:span text:style-name="T12">(degradação de perfo</text:span><text:span text:style-name="T13">r</text:span><text:span text:style-name="T12">mance) </text:span><text:span text:style-name="T14">e que conforme a quantidade de hardware destinada ao sistema seja aumentada </text:span><text:span text:style-name="T15">sua performance também melhore</text:span><text:span text:style-name="T14">.</text:span></text:p>
      <text:h text:style-name="P9" text:outline-level="3">Identificando problemas de performance</text:h>
      <text:p text:style-name="P5">Todo problema de performance é como um engarrafamento, em algum do lugar do sistema está sendo formando uma fila de dados a serem processados, isso pode ser na rede, db, processos do SO, etc. <text:span text:style-name="T16">A fila se formará por:</text:span></text:p>
      <text:list text:style-name="L2">
        <text:list-item>
          <text:p text:style-name="P16"><text:span text:style-name="T23">Processamento ineficiente ou lento</text:span> <text:span text:style-name="T19">fazendo com que </text:span><text:span text:style-name="T20">threads/processos</text:span><text:span text:style-name="T19"> se acumulem </text:span><text:span text:style-name="T22">aguardando processamento</text:span></text:p>
        </text:list-item>
        <text:list-item>
          <text:p text:style-name="P16"><text:span text:style-name="T23">Acessos a recursos em série,</text:span> <text:span text:style-name="T17">vários processos/</text:span><text:span text:style-name="T18">threads</text:span><text:span text:style-name="T17"> precisam acessar um mesmo recurso, </text:span><text:span text:style-name="T18">um depois do outro</text:span></text:p>
        </text:list-item>
        <text:list-item>
          <text:p text:style-name="P17"><text:span text:style-name="T23">Capacidade d</text:span><text:span text:style-name="T24">os</text:span><text:span text:style-name="T23"> recursos limitada</text:span>, <text:span text:style-name="T21">número de CPUs não consegue atender a quantidade de requests, falta de memória, etc</text:span></text:p>
        </text:list-item>
      </text:list>
      <text:p text:style-name="P6">Processamento em série vs Processamento </text:p>
      <text:h text:style-name="P9" text:outline-level="3">Princípios de performance</text:h>
      <text:h text:style-name="P11" text:outline-level="4">Tipos de processamento</text:h>
      <text:list text:style-name="L3">
        <text:list-item>
          <text:p text:style-name="P18"><text:span text:style-name="T26">Serial </text:span><text:span text:style-name="T35">ou single request processing</text:span><text:span text:style-name="T26">: Basicamente single thread o sistema recebe uma requisição, processa e depois responde </text:span><text:span text:style-name="T27">e então inicia o processo na próxima, </text:span><text:span text:style-name="T28">de modo que o sistema nunca </text:span><text:span text:style-name="T32">está com</text:span><text:span text:style-name="T28"> mais de uma request por vez</text:span></text:p>
        </text:list-item>
        <text:list-item>
          <text:p text:style-name="P19"><text:soft-page-break/><text:span text:style-name="T27">C</text:span><text:span text:style-name="T49">oncurrent </text:span><text:span text:style-name="T35">ou simultaneous request processing</text:span><text:span text:style-name="T49">: </text:span><text:span text:style-name="T29">O sistema processará n requests por vez, sendo que é possível processar mais de uma request ao mesmo tempo </text:span><text:span text:style-name="T30">ou uma </text:span><text:span text:style-name="T31">após</text:span><text:span text:style-name="T30"> da outra. </text:span><text:span text:style-name="T33">A diferença para serial é que o sistema aceita mais de uma request </text:span><text:span text:style-name="T34">por vez.</text:span></text:p>
        </text:list-item>
      </text:list>
      <text:h text:style-name="P12" text:outline-level="4">Eficiência</text:h>
      <text:p text:style-name="P3"><text:span text:style-name="T36"><text:tab/>Quão eficiente o sistema está sendo para atender uma requisição do usuário, </text:span><text:span text:style-name="T37">é obtido por meio de:</text:span></text:p>
      <text:list text:style-name="L4">
        <text:list-item>
          <text:p text:style-name="P20"><text:span text:style-name="T26">Uso eficiente dos recursos: Não </text:span><text:span text:style-name="T38">desperdiçar threads </text:span><text:span text:style-name="T39">de processamento</text:span><text:span text:style-name="T26">,</text:span><text:span text:style-name="T40"> alocação de I/O e memória </text:span><text:span text:style-name="T41">eficaz</text:span><text:span text:style-name="T40">,</text:span><text:span text:style-name="T26"> etc</text:span></text:p>
        </text:list-item>
        <text:list-item>
          <text:p text:style-name="P21"><text:span text:style-name="T26">Código eficiente: </text:span><text:span text:style-name="T42">O código usa a menor quantidade possível de recursos e não faz queries ineficiente</text:span><text:span text:style-name="T43">s</text:span></text:p>
        </text:list-item>
        <text:list-item>
          <text:p text:style-name="P22"><text:span text:style-name="T43">A</text:span><text:span text:style-name="T26">rmazenamento de dados eficiente: Estruturas de dados usadas para armazenar dados são eficiente</text:span><text:span text:style-name="T44">s</text:span><text:span text:style-name="T26"> (ligado ao tipo de DB), schema do banco de dados eficiente </text:span><text:span text:style-name="T45">(com índices e etc)</text:span></text:p>
        </text:list-item>
        <text:list-item>
          <text:p text:style-name="P23"><text:span text:style-name="T45">C</text:span><text:span text:style-name="T26">aching: É uma forma simple</text:span><text:span text:style-name="T46">s</text:span><text:span text:style-name="T26"> de se obter grandes melhorias de performance </text:span><text:span text:style-name="T47">com um baixo custo para o sistema</text:span></text:p>
        </text:list-item>
      </text:list>
      <text:h text:style-name="P11" text:outline-level="4">Concorrência</text:h>
      <text:p text:style-name="P2"><text:span text:style-name="T26"><text:tab/></text:span><text:span text:style-name="T48">Está ligado a habilidade do sistema como um todo (desde o SO até o código) de fornecer maneiras de gerenciar e usar concorrência </text:span><text:span text:style-name="T54">por recursos e processamento paralelo</text:span><text:span text:style-name="T50">.</text:span></text:p>
      <text:h text:style-name="P11" text:outline-level="4">Capacidade</text:h>
      <text:p text:style-name="P2"><text:span text:style-name="T26"><text:tab/></text:span><text:span text:style-name="T51">São as capacidades físicas do sistema (hardware), pode ser obtido por meio de aumento</text:span><text:span text:style-name="T53">s</text:span><text:span text:style-name="T51"> individuais ou por meio de aumento de recursos alocados </text:span><text:span text:style-name="T52">para uma VM </text:span><text:span text:style-name="T51">em um cluster.</text:span></text:p>
      <text:h text:style-name="P10" text:outline-level="3">Objetivos d<text:span text:style-name="T55">o tunning de performance</text:span></text:h>
      <text:p text:style-name="P24"><text:tab/><text:span text:style-name="T59">O objetivo pode ser resumido em dois pontos:</text:span></text:p>
      <text:list text:style-name="L5">
        <text:list-item>
          <text:p text:style-name="P27">Reduzir latência: A latência é a medida da quantidade de tempo que uma request demora para ser atendida <text:span text:style-name="T60">e respondida</text:span> <text:span text:style-name="T63">contado </text:span><text:span text:style-name="T64">desde</text:span> seu recebimento. </text:p>
        </text:list-item>
        <text:list-item>
          <text:p text:style-name="P28">Aumentar throughput: Throughput é uma medida que representa a quantidade de requests que podem ser <text:span text:style-name="T62">recebidas, processadas e respondidas</text:span> em um determinado período de tempo e normalmente é medido em TPI (transaction per second)</text:p>
        </text:list-item>
      </text:list>
      <text:p text:style-name="P25"><text:span text:style-name="T61"><text:tab/></text:span><text:span text:style-name="T65">Latência é afetada pelo tempo em que uma request demora para ser processada e respondida e por quanto tempo uma request espera até que seu processamento seja iniciada (idle). </text:span><text:span text:style-name="T66">Já <text:s/></text:span><text:span text:style-name="T61">throughput </text:span><text:span text:style-name="T66">é afetado pela latência e pelas capacidades do sistema (hardware).</text:span></text:p>
      <text:p text:style-name="P13"><text:tab/><text:span text:style-name="T56">Do ponto de vista de um dev/arquiteto melhorar a capacidade do sistema não é uma prioridade </text:span><text:span text:style-name="T57">o</text:span><text:span text:style-name="T25"> foco deve estar em reduzir a latência</text:span><text:span text:style-name="T57">, assim melhorando o throughput </text:span><text:span text:style-name="T58">ao mesmo tempo.</text:span></text:p>
      <text:h text:style-name="P9" text:outline-level="3">Métricas para medir performance</text:h>
      <text:p text:style-name="P2"><text:tab/><text:span text:style-name="T67">Existem várias formas de se medir a performance de um sistema, as mais importantes são:</text:span></text:p>
      <text:list xml:id="list2236798757" text:style-name="L6">
        <text:list-item>
          <text:p text:style-name="P29">Latência: <text:span text:style-name="T68">Afeta diretamente a UX e deve ser o menor possível</text:span></text:p>
        </text:list-item>
        <text:list-item>
          <text:p text:style-name="P29"><text:soft-page-break/>Throughput: <text:span text:style-name="T69">Afeta o número </text:span><text:span text:style-name="T70">total </text:span><text:span text:style-name="T69">de usuários suportados e deve ser maior que a quantidade de requests recebidas, </text:span><text:span text:style-name="T72">de modo que quanto maior o throughput, maior a quantidade de usuários simultâneos suportada</text:span></text:p>
        </text:list-item>
        <text:list-item>
          <text:p text:style-name="P30"><text:span text:style-name="T71">E</text:span>rros: <text:span text:style-name="T73">Porcentagem de erros encontrados ao atender requisições, a quantidade de erros desejada é zero, porém erros de timeout são aceitáveis em testes de performance já que o sistema será submetido a uma grande quantidade de trabalho. </text:span><text:span text:style-name="T74">Essa métrica é a mais importante já que um sistema que apresenta erros não funciona, anulando qualquer outra métrica</text:span></text:p>
        </text:list-item>
        <text:list-item>
          <text:p text:style-name="P31">Saturação de recursos: <text:span text:style-name="T75">A porcentagem de </text:span><text:span text:style-name="T76">hardware</text:span><text:span text:style-name="T75"> que está sendo usada </text:span><text:span text:style-name="T77">pelo software a ideia é que a quantidade usada seja eficiente de modo que o hardware não esteja sobrecarregado ou subutilizado</text:span></text:p>
        </text:list-item>
        <text:list-item>
          <text:p text:style-name="P32">Tail latency: <text:span text:style-name="T78">É um indicativo de qu</text:span><text:span text:style-name="T79">e </text:span><text:span text:style-name="T78">a latência de algumas requests </text:span><text:span text:style-name="T80">é</text:span><text:span text:style-name="T78"> alta </text:span><text:span text:style-name="T80">para algumas requests e normal para outras. Normalmente é um indicativo de que existe </text:span><text:span text:style-name="T82">uma </text:span><text:span text:style-name="T88">fila</text:span><text:span text:style-name="T82"> de</text:span><text:span text:style-name="T80"> requests </text:span><text:span text:style-name="T81">e </text:span><text:span text:style-name="T86">as do final </text:span><text:span text:style-name="T87">ficaram</text:span><text:span text:style-name="T80"> em idle </text:span><text:span text:style-name="T83">por uma quantidade considerável de tempo,</text:span><text:span text:style-name="T84"> fazendo com que alguns usuários </text:span><text:span text:style-name="T85">enfrentem</text:span><text:span text:style-name="T84"> </text:span><text:span text:style-name="T89">alta latência</text:span><text:span text:style-name="T84"> no sistem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7T23:29:12.487000000</meta:creation-date>
    <meta:generator>LibreOffice/7.5.1.2$Windows_X86_64 LibreOffice_project/fcbaee479e84c6cd81291587d2ee68cba099e129</meta:generator>
    <dc:date>2023-09-02T19:07:59.722000000</dc:date>
    <meta:editing-duration>PT1H24M19S</meta:editing-duration>
    <meta:editing-cycles>153</meta:editing-cycles>
    <meta:document-statistic meta:table-count="0" meta:image-count="0" meta:object-count="0" meta:page-count="3" meta:paragraph-count="43" meta:word-count="888" meta:character-count="5412" meta:non-whitespace-character-count="4579"/>
  </office:meta>
</office:document-meta>
</file>